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padding="0.071cm"/>
    </style:style>
    <style:style style:name="ce9" style:family="table-cell" style:parent-style-name="Default">
      <style:table-cell-properties fo:background-color="transparent"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1" table:number-columns-repeated="3" table:default-cell-style-name="ce15"/>
        <table:table-column table:style-name="co4" table:default-cell-style-name="ce15"/>
        <table:table-column table:style-name="co1" table:default-cell-style-name="ce14"/>
        <table:table-column table:style-name="co1" table:number-columns-repeated="3" table:default-cell-style-name="ce6"/>
        <table:table-column table:style-name="co5" table:default-cell-style-name="ce6"/>
        <table:table-column table:style-name="co1" table:number-columns-repeated="244" table:default-cell-style-name="ce6"/>
        <table:table-column table:style-name="co1" table:number-columns-repeated="1612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/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1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nett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Carbonel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7"/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Gele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Matthis</text:p>
          </table:table-cell>
          <table:table-cell table:style-name="ce4" office:value-type="string" calcext:value-type="string">
            <text:p>Lebe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Brian</text:p>
          </table:table-cell>
          <table:table-cell table:style-name="ce16" office:value-type="string" calcext:value-type="string">
            <text:p>Liebenberg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/>
          <table:table-cell table:style-name="ce9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4" office:value-type="string" calcext:value-type="string">
            <text:p>Elvis</text:p>
          </table:table-cell>
          <table:table-cell table:style-name="ce4" office:value-type="string" calcext:value-type="string">
            <text:p>Vermeule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3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Waisake</text:p>
          </table:table-cell>
          <table:table-cell office:value-type="string" calcext:value-type="string">
            <text:p>Naho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<text:span text:style-name="T1">'</text:span>a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jpe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16" office:value-type="float" office:value="307" calcext:value-type="float">
            <text:p>307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2"/>
          <table:table-cell table:style-name="Default" table:number-columns-repeated="8"/>
          <table:table-cell table:number-columns-repeated="16364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Cameron</text:p>
          </table:table-cell>
          <table:table-cell office:value-type="string" calcext:value-type="string">
            <text:p>Blad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Bow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30" calcext:value-type="float">
            <text:p>430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63" calcext:value-type="float">
            <text:p>463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a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73" calcext:value-type="float">
            <text:p>473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Mbongen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style-name="ce8"/>
          <table:table-cell table:number-columns-repeated="16374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671" calcext:value-type="float">
            <text:p>671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string" calcext:value-type="string">
            <text:p>RSA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41" calcext:value-type="float">
            <text:p>1241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43" calcext:value-type="float">
            <text:p>1243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44" calcext:value-type="float">
            <text:p>1244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IRL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6" office:value-type="float" office:value="1491" calcext:value-type="float">
            <text:p>1491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webp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webp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webp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631" calcext:value-type="float">
            <text:p>163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IT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webp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webp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webp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>
            <text:p>ARG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/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/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webp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Malakai</text:p>
          </table:table-cell>
          <table:table-cell office:value-type="string" calcext:value-type="string">
            <text:p>Rav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e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843" calcext:value-type="float">
            <text:p>1843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FJI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AM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TGA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TGA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TGA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string" calcext:value-type="string">
            <text:p>TG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TG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string" calcext:value-type="string">
            <text:p>TG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TG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TGA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G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G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GA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A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GA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table:number-columns-repeated="2"/>
          <table:table-cell table:style-name="Default" table:number-columns-repeated="2"/>
          <table:table-cell table:number-columns-repeated="16371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JAP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webp</text:p>
          </table:table-cell>
          <table:table-cell table:number-columns-repeated="16375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RU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RU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RU</text:p>
          </table:table-cell>
          <table:table-cell office:value-type="string" calcext:value-type="string">
            <text:p>png</text:p>
          </table:table-cell>
          <table:table-cell table:number-columns-repeated="16375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jpg</text:p>
          </table:table-cell>
          <table:table-cell table:number-columns-repeated="16375"/>
        </table:table-row>
        <table:table-row table:style-name="ro1" table:number-rows-repeated="10476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B892:Feuille1.C91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/00/0000</text:date>, <text:time style:data-style-name="N2" text:time-value="14:21:45.27099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5-13T17:03:41.868526900</dc:date>
    <meta:editing-cycles>160</meta:editing-cycles>
    <meta:editing-duration>P7DT12H37M20S</meta:editing-duration>
    <meta:generator>LibreOffice/25.2.2.2$Windows_X86_64 LibreOffice_project/7370d4be9e3cf6031a51beef54ff3bda878e3fac</meta:generator>
    <meta:document-statistic meta:table-count="1" meta:cell-count="8397" meta:object-count="0"/>
  </office:meta>
</office:document-meta>
</file>